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sub>
              <mi>N</mi>
              <mi>I</mi>
            </msub>
            <mrow>
              <mo fence="true" stretchy="false">⟨</mo>
              <mrow>
                <mrow>
                  <mi mathvariant="normal">σ</mi>
                  <mi mathvariant="normal">ν</mi>
                </mrow>
              </mrow>
              <mo fence="true" stretchy="false">⟩</mo>
            </mrow>
          </mrow>
        </mfrac>
      </mrow>
    </mrow>
    <annotation encoding="StarMath 5.0">%tau(A) = {1} over { N_{I} langle %sigma%nu rangle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08:25:03.335866663</meta:creation-date>
    <meta:generator>LibreOffice/4.2.7.2$Linux_X86_64 LibreOffice_project/420m0$Build-2</meta:generator>
  </office:meta>
</office:document-meta>
</file>